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333333" draw:marker-start-width="0.321cm" draw:marker-end-width="0.321cm" draw:fill="solid" draw:fill-color="#ffffd7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svg:stroke-width="0.081cm" svg:stroke-color="#333333" draw:marker-start-width="0.321cm" draw:marker-end-width="0.321cm" draw:fill="solid" draw:fill-color="#ffffd7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81cm" svg:stroke-color="#333333" draw:marker-start-width="0.321cm" draw:marker-end-width="0.321cm" draw:fill="solid" draw:fill-color="#dee6ef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333333" draw:marker-start-width="0.321cm" draw:marker-end-width="0.321cm" draw:fill="solid" draw:fill-color="#dee6ef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2.802cm" fo:min-width="12.458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9.424cm" fo:min-width="4.73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4.317cm" fo:min-width="3.814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424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dee6ef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718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b4c7dc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ffd7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81cm" svg:stroke-color="#333333" draw:marker-start-width="0.321cm" draw:marker-end-width="0.321cm" draw:fill="none" draw:fill-color="#ffffd7" draw:opacity="100%" draw:textarea-horizontal-align="justify" draw:textarea-vertical-align="middle" draw:auto-grow-height="false" fo:min-height="6.124cm" fo:min-width="6.509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dee6ef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b4c7dc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 draw:fill-color="#ffff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ffff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2.667cm" svg:x="6.426cm" svg:y="2.144cm">
          <text:p text:style-name="P1">Livestock</text:p>
          <text:p text:style-name="P1">fac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191cm" svg:height="2.667cm" svg:x="12.726cm" svg:y="2.144cm">
          <text:p text:style-name="P1">Fertilizer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617cm" svg:y1="3.477cm" svg:x2="12.726cm" svg:y2="3.477cm" draw:start-shape="id1" draw:start-glue-point="1" draw:end-shape="id2" draw:end-glue-point="3" svg:d="M10617 3477h2109" svg:viewBox="0 0 2110 1">
          <text:p/>
        </draw:connector>
        <draw:custom-shape draw:style-name="gr4" draw:text-style-name="P4" xml:id="id3" draw:id="id3" draw:layer="layout" svg:width="4.191cm" svg:height="2.667cm" svg:x="6.426cm" svg:y="13.744cm">
          <text:p text:style-name="P1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191cm" svg:height="2.667cm" svg:x="12.752cm" svg:y="6.144cm">
          <text:p text:style-name="P1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8.521cm" svg:y1="4.811cm" svg:x2="8.521cm" svg:y2="13.744cm" draw:start-shape="id1" draw:start-glue-point="2" draw:end-shape="id3" draw:end-glue-point="0" svg:d="M8521 4811v8933" svg:viewBox="0 0 1 8934">
          <text:p/>
        </draw:connector>
        <draw:connector draw:style-name="gr3" draw:text-style-name="P3" draw:layer="layout" draw:type="curve" svg:x1="14.821cm" svg:y1="4.811cm" svg:x2="14.847cm" svg:y2="6.144cm" draw:start-shape="id2" draw:start-glue-point="2" draw:end-shape="id4" draw:end-glue-point="0" svg:d="M14821 4811c0 999 26 333 26 1333" svg:viewBox="0 0 27 1334">
          <text:p/>
        </draw:connector>
        <draw:connector draw:style-name="gr3" draw:text-style-name="P3" draw:layer="layout" draw:type="curve" svg:x1="8.521cm" svg:y1="4.811cm" svg:x2="14.847cm" svg:y2="6.144cm" draw:start-shape="id1" draw:start-glue-point="2" draw:end-shape="id4" draw:end-glue-point="0" svg:d="M8521 4811c0 999 6326 333 6326 1333" svg:viewBox="0 0 6327 1334">
          <text:p/>
        </draw:connector>
        <draw:connector draw:style-name="gr3" draw:text-style-name="P3" draw:layer="layout" draw:type="curve" svg:x1="14.847cm" svg:y1="8.811cm" svg:x2="12.747cm" svg:y2="10.417cm" draw:start-shape="id4" draw:start-glue-point="2" draw:end-shape="id5" draw:end-glue-point="0" svg:d="M14847 8811c0 1204-2100 402-2100 1606" svg:viewBox="0 0 2101 1607">
          <text:p/>
        </draw:connector>
        <draw:custom-shape draw:style-name="gr6" draw:text-style-name="P5" draw:layer="layout" svg:width="2.413cm" svg:height="1.397cm" svg:x="12.557cm" svg:y="14.786cm">
          <text:p text:style-name="P1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5" draw:id="id5" draw:layer="layout" svg:width="4.191cm" svg:height="2.667cm" svg:x="10.652cm" svg:y="10.417cm">
          <text:p text:style-name="P1">Nutrient</text:p>
          <text:p text:style-name="P1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2.747cm" svg:y1="13.084cm" svg:x2="10.617cm" svg:y2="15.077cm" draw:start-shape="id5" draw:start-glue-point="2" draw:end-shape="id3" draw:end-glue-point="1" svg:d="M12747 13084c0 1329-710 1993-2130 1993" svg:viewBox="0 0 2131 1994">
          <text:p/>
        </draw:connector>
        <draw:custom-shape draw:style-name="gr8" draw:text-style-name="P5" draw:layer="layout" svg:width="3.175cm" svg:height="2.032cm" svg:x="4.499cm" svg:y="10.611cm">
          <text:p text:style-name="P1">Direct</text:p>
          <text:p text:style-name="P1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.191cm" svg:height="2.667cm" svg:x="6.452cm" svg:y="18.617cm">
          <text:p text:style-name="P1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7" draw:id="id7" draw:layer="layout" svg:width="4.191cm" svg:height="2.667cm" svg:x="6.452cm" svg:y="22.217cm">
          <text:p text:style-name="P1">Algal</text:p>
          <text:p text:style-name="P1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8" draw:id="id8" draw:layer="layout" svg:width="4.191cm" svg:height="2.667cm" svg:x="1.452cm" svg:y="26.217cm">
          <text:p text:style-name="P1">Environmental</text:p>
          <text:p text:style-name="P1">harmful</text:p>
          <text:p text:style-name="P1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9" draw:id="id9" draw:layer="layout" svg:width="4.191cm" svg:height="2.667cm" svg:x="6.452cm" svg:y="26.217cm">
          <text:p text:style-name="P1">Human</text:p>
          <text:p text:style-name="P1">health</text:p>
          <text:p text:style-name="P1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0" draw:id="id10" draw:layer="layout" svg:width="4.191cm" svg:height="2.667cm" svg:x="11.452cm" svg:y="26.217cm">
          <text:p text:style-name="P1">Economic</text:p>
          <text:p text:style-name="P1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8.521cm" svg:y1="16.411cm" svg:x2="8.547cm" svg:y2="18.617cm" draw:start-shape="id3" draw:start-glue-point="2" draw:end-shape="id6" draw:end-glue-point="0" svg:d="M8521 16411c0 1654 26 552 26 2206" svg:viewBox="0 0 27 2207">
          <text:p/>
        </draw:connector>
        <draw:connector draw:style-name="gr3" draw:text-style-name="P3" draw:layer="layout" draw:type="curve" svg:x1="8.547cm" svg:y1="21.284cm" svg:x2="8.547cm" svg:y2="22.217cm" draw:start-shape="id6" draw:start-glue-point="2" draw:end-shape="id7" draw:end-glue-point="0" svg:d="M8547 21284v933" svg:viewBox="0 0 1 934">
          <text:p/>
        </draw:connector>
        <draw:connector draw:style-name="gr3" draw:text-style-name="P3" draw:layer="layout" draw:type="curve" svg:x1="8.547cm" svg:y1="24.884cm" svg:x2="3.547cm" svg:y2="26.217cm" draw:start-shape="id7" draw:start-glue-point="2" draw:end-shape="id8" draw:end-glue-point="0" svg:d="M8547 24884c0 999-5000 333-5000 1333" svg:viewBox="0 0 5001 1334">
          <text:p/>
        </draw:connector>
        <draw:connector draw:style-name="gr3" draw:text-style-name="P3" draw:layer="layout" draw:type="curve" svg:x1="8.547cm" svg:y1="24.884cm" svg:x2="8.547cm" svg:y2="26.217cm" draw:start-shape="id7" draw:start-glue-point="2" draw:end-shape="id9" draw:end-glue-point="0" svg:d="M8547 24884v1333" svg:viewBox="0 0 1 1334">
          <text:p/>
        </draw:connector>
        <draw:connector draw:style-name="gr3" draw:text-style-name="P3" draw:layer="layout" draw:type="curve" svg:x1="8.547cm" svg:y1="24.884cm" svg:x2="13.547cm" svg:y2="26.217cm" draw:start-shape="id7" draw:start-glue-point="2" draw:end-shape="id10" draw:end-glue-point="0" svg:d="M8547 24884c0 999 5000 333 5000 1333" svg:viewBox="0 0 5001 1334">
          <text:p/>
        </draw:connector>
        <draw:custom-shape draw:style-name="gr14" draw:text-style-name="P8" draw:layer="layout" svg:width="13.462cm" svg:height="3.556cm" svg:x="-22.496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5.97cm" svg:height="10.414cm" svg:x="-15.003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4.954cm" svg:height="5.207cm" svg:x="-17.289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6.985cm" svg:height="1.674cm" draw:transform="rotate (1.5707963267949) translate (2.243cm 12.102cm)">
          <draw:text-box>
            <text:p text:style-name="P9"><text:span text:style-name="T1">Scope of the work</text:span></text:p>
          </draw:text-box>
        </draw:frame>
        <draw:custom-shape draw:style-name="gr18" draw:text-style-name="P11" xml:id="id11" draw:id="id11" draw:layer="layout" svg:width="4.191cm" svg:height="2.667cm" svg:x="17.552cm" svg:y="10.417cm">
          <text:p text:style-name="P1">Plant upta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4.847cm" svg:y1="8.811cm" svg:x2="19.647cm" svg:y2="10.417cm" draw:start-shape="id4" draw:start-glue-point="2" draw:end-shape="id11" draw:end-glue-point="0" svg:d="M14847 8811c0 1204 4800 402 4800 1606" svg:viewBox="0 0 4801 1607">
          <text:p/>
        </draw:connector>
        <draw:polygon draw:style-name="gr19" draw:text-style-name="P12" draw:layer="layout" svg:width="15.493cm" svg:height="14.985cm" draw:transform="rotate (-1.5707963267949) translate (17.256cm 1.45099999999998cm)" svg:viewBox="0 0 15494 14986" draw:points="127,14986 1651,14986 15494,14986 15494,0 3683,0 3683,5715 0,5715 0,14986">
          <text:p/>
        </draw:polygon>
        <draw:g>
          <draw:custom-shape draw:style-name="gr20" draw:text-style-name="P6" draw:layer="layout" svg:width="1.168cm" svg:height="1.168cm" svg:x="14.212cm" svg:y="21.585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3" draw:layer="layout" svg:width="5.497cm" svg:height="1.427cm" svg:x="15.901cm" svg:y="21.456cm">
            <draw:text-box>
              <text:p><text:span text:style-name="T2">Intermediate effects of nutrient pollution</text:span></text:p>
            </draw:text-box>
          </draw:frame>
          <draw:custom-shape draw:style-name="gr22" draw:text-style-name="P7" draw:layer="layout" svg:width="1.168cm" svg:height="1.168cm" svg:x="14.212cm" svg:y="23.1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3" draw:layer="layout" svg:width="4.549cm" svg:height="1.427cm" svg:x="15.881cm" svg:y="23.049cm">
            <draw:text-box>
              <text:p><text:span text:style-name="T2">Final effects of nutrient pollution</text:span></text:p>
            </draw:text-box>
          </draw:frame>
          <draw:custom-shape draw:style-name="gr24" draw:text-style-name="P14" draw:layer="layout" svg:width="1.168cm" svg:height="1.168cm" svg:x="14.212cm" svg:y="19.9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3" draw:layer="layout" svg:width="4.549cm" svg:height="1.427cm" svg:x="15.881cm" svg:y="19.821cm">
            <draw:text-box>
              <text:p><text:span text:style-name="T2">Elements storing nutrients</text:span></text:p>
            </draw:text-box>
          </draw:frame>
          <draw:custom-shape draw:style-name="gr25" draw:text-style-name="P15" draw:layer="layout" svg:width="1.168cm" svg:height="1.168cm" svg:x="14.212cm" svg:y="18.44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3" draw:layer="layout" svg:width="4.549cm" svg:height="0.963cm" svg:x="15.861cm" svg:y="18.555cm">
            <draw:text-box>
              <text:p><text:span text:style-name="T2">Nutrient inputs</text:span></text:p>
            </draw:text-box>
          </draw:frame>
          <draw:custom-shape draw:style-name="gr26" draw:text-style-name="P16" draw:layer="layout" svg:width="7.391cm" svg:height="6.756cm" svg:x="13.783cm" svg:y="18.0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652.686103300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30.0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9:48:17.382808363</meta:creation-date>
    <dc:date>2021-11-22T11:01:58.185265694</dc:date>
    <meta:editing-duration>PT49M36S</meta:editing-duration>
    <meta:editing-cycles>7</meta:editing-cycles>
    <meta:generator>LibreOffice/7.0.4.2$Linux_X86_64 LibreOffice_project/dcf040e67528d9187c66b2379df5ea4407429775</meta:generator>
    <meta:document-statistic meta:object-count="40"/>
  </office:meta>
</office:document-meta>
</file>